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008141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008141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08141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008141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2">1. KM1: =004289</text:p>
      <text:p text:style-name="P2">There there, sweetheart.</text:p>
      <text:p text:style-name="P2">_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6" meta:word-count="25" meta:character-count="86"/>
    <meta:generator>OpenOffice/4.1.2$Win32 OpenOffice.org_project/412m3$Build-9782</meta:generator>
  </office:meta>
</office:document-meta>
</file>